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7.233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margin-left="0cm" fo:margin-right="0cm" fo:margin-top="0cm" fo:margin-bottom="0cm" fo:text-align="center" fo:text-indent="0.318cm" style:text-autospace="none"/>
    </style:style>
    <style:style style:name="P3" style:family="paragraph">
      <loext:graphic-properties draw:fill="none" draw:fill-color="#ffffff"/>
      <style:paragraph-properties fo:text-align="center"/>
      <style:text-properties style:font-name="Segoe UI Semibold" fo:font-size="26pt" style:font-size-asian="26pt" style:font-size-complex="26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loext:graphic-properties draw:fill="none" draw:fill-color="#ffffff"/>
      <style:paragraph-properties fo:text-align="center"/>
      <style:text-properties style:font-name="Segoe UI Semibold" fo:font-size="26pt" fo:font-style="italic" style:font-size-asian="26pt" style:font-style-asian="italic" style:font-size-complex="26pt"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32pt" fo:font-weight="bold" style:font-name-asian="Segoe UI" style:font-size-asian="32pt" style:font-weight-asian="bold" style:font-name-complex="Segoe UI" style:font-size-complex="32pt" style:font-weight-complex="bold"/>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indent="0cm" style:text-autospace="none"/>
    </style:style>
    <style:style style:name="P10" style:family="paragraph">
      <style:paragraph-properties fo:text-align="center"/>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28pt" fo:font-weight="bold" style:font-name-asian="Segoe UI" style:font-size-asian="28pt" style:font-weight-asian="bold" style:font-name-complex="Segoe UI" style:font-size-complex="28pt" style:font-weight-complex="bold"/>
    </style:style>
    <style:style style:name="T7"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bold" style:letter-kerning="true" style:font-name-asian="Segoe UI"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Segoe UI"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9"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11" style:family="text">
      <style:text-properties fo:color="#000000" style:font-name="Segoe UI Semibold" fo:font-size="32pt" style:font-name-asian="Segoe UI" style:font-size-asian="32pt" style:font-name-complex="Segoe UI" style:font-size-complex="32pt"/>
    </style:style>
    <style:style style:name="T12" style:family="text">
      <style:text-properties style:font-name="Segoe UI Semibold"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24.384cm" svg:height="3.063cm" svg:x="1.778cm" svg:y="1.016cm">
          <draw:text-box>
            <text:p text:style-name="P1"><text:span text:style-name="T1">EPISTLE</text:span></text:p>
            <text:p text:style-name="P2"><text:span text:style-name="T2">James 5:1–20</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3" draw:layer="layout" svg:width="24.384cm" svg:height="6.263cm" svg:x="1.778cm" svg:y="1.016cm">
          <draw:text-box>
            <text:p text:style-name="P5"><text:span text:style-name="T3">1</text:span><text:span text:style-name="T4">Come now, you rich, weep and howl for the miseries that are coming upon you. </text:span><text:span text:style-name="T3">2</text:span><text:span text:style-name="T4">Your riches have rotted and your garments are moth-eaten. </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3" draw:text-style-name="P6" draw:layer="layout" svg:width="24.384cm" svg:height="6.263cm" svg:x="1.778cm" svg:y="1.016cm">
          <draw:text-box>
            <text:p text:style-name="P5"><text:span text:style-name="T3">3</text:span><text:span text:style-name="T4">Your gold and silver have corroded, and their corrosion will be evidence against you and will eat your flesh like fire. You have laid up treasure in the last days.</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4" draw:text-style-name="P3" draw:layer="layout" svg:width="24.384cm" svg:height="7.766cm" svg:x="1.778cm" svg:y="1.016cm">
          <draw:text-box>
            <text:p text:style-name="P5"><text:span text:style-name="T3">4</text:span><text:span text:style-name="T4">Behold, the wages of the laborers who mowed your fields, which you kept back by fraud, are crying out against you, and the cries of the harvesters have reached the ears of the Lord of hosts.</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4" draw:text-style-name="P6" draw:layer="layout" svg:width="24.384cm" svg:height="7.766cm" svg:x="1.778cm" svg:y="1.016cm">
          <draw:text-box>
            <text:p text:style-name="P5"><text:span text:style-name="T3">5</text:span><text:span text:style-name="T4">You have lived on the earth in luxury and in self-indulgence. You have fattened your hearts in a day of slaughter. </text:span><text:span text:style-name="T3">6</text:span><text:span text:style-name="T4">You have condemned; you have murdered the righteous person. He does not resist you.</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4" draw:text-style-name="P3" draw:layer="layout" svg:width="24.384cm" svg:height="7.766cm" svg:x="1.778cm" svg:y="1.016cm">
          <draw:text-box>
            <text:p text:style-name="P5"><text:span text:style-name="T3">7</text:span><text:span text:style-name="T4">Be patient, therefore, brothers, until the coming of the Lord. See how the farmer waits for the precious fruit of the earth, being patient about it, until it receives the early and the late rains.</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3" draw:layer="layout" svg:width="24.384cm" svg:height="7.766cm" svg:x="1.778cm" svg:y="1.016cm">
          <draw:text-box>
            <text:p text:style-name="P5"><text:span text:style-name="T5">8</text:span><text:span text:style-name="T4">You also, be patient. Establish your hearts, for the coming of the Lord is at hand. </text:span><text:span text:style-name="T5">9</text:span><text:span text:style-name="T4">Do not grumble against one another, brothers, so that you may not be judged; behold, the Judge is standing at the door.</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5" draw:text-style-name="P3" draw:layer="layout" svg:width="24.384cm" svg:height="4.76cm" svg:x="1.778cm" svg:y="1.016cm">
          <draw:text-box>
            <text:p text:style-name="P5"><text:span text:style-name="T3">10</text:span><text:span text:style-name="T4">As an example of suffering and patience, brothers, take the prophets who spoke in the name of the Lord.</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4" draw:text-style-name="P3" draw:layer="layout" svg:width="24.384cm" svg:height="7.766cm" svg:x="1.778cm" svg:y="0.718cm">
          <draw:text-box>
            <text:p text:style-name="P5"><text:span text:style-name="T3">11</text:span><text:span text:style-name="T4">Behold, we consider those blessed who remained steadfast. You have heard of the steadfastness of Job, and you have seen the purpose of the Lord, how the Lord is compassionate and merciful.</text:span></text:p>
          </draw:text-box>
        </draw:fram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4" draw:text-style-name="P3" draw:layer="layout" svg:width="24.384cm" svg:height="7.766cm" svg:x="1.778cm" svg:y="1.016cm">
          <draw:text-box>
            <text:p text:style-name="P5"><text:span text:style-name="T3">12</text:span><text:span text:style-name="T4">But above all, my brothers, do not swear, either by heaven or by earth or by any other oath, but let your “yes” be yes and your “no” be no, so that you may not fall under condemnation. </text:span><text:span text:style-name="T6"><text:s text:c="2"/></text:span></text:p>
          </draw:text-box>
        </draw:fram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5" draw:text-style-name="P7" draw:layer="layout" svg:width="24.384cm" svg:height="4.76cm" svg:x="1.778cm" svg:y="1.016cm">
          <draw:text-box>
            <text:p text:style-name="P5"><text:span text:style-name="T7">13</text:span><text:span text:style-name="T8">Is anyone among you suffering? Let him pray. Is anyone cheerful? Let him sing praise. </text:span><text:span text:style-name="T7">14</text:span><text:span text:style-name="T8">Is anyone among you sick?</text:span></text:p>
          </draw:text-box>
        </draw:frame>
        <presentation:notes draw:style-name="dp2">
          <draw:page-thumbnail draw:style-name="gr2"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5" draw:text-style-name="P7" draw:layer="layout" svg:width="24.384cm" svg:height="4.76cm" svg:x="1.778cm" svg:y="1.016cm">
          <draw:text-box>
            <text:p text:style-name="P5"><text:span text:style-name="T3">15</text:span><text:span text:style-name="T4">And the prayer of faith will save the one who is sick, and the Lord will raise him up. And if he has committed sins, he will be forgiven.</text:span></text:p>
          </draw:text-box>
        </draw:frame>
        <presentation:notes draw:style-name="dp2">
          <draw:page-thumbnail draw:style-name="gr2"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3" draw:text-style-name="P3" draw:layer="layout" svg:width="24.384cm" svg:height="6.263cm" svg:x="1.778cm" svg:y="1.016cm">
          <draw:text-box>
            <text:p text:style-name="P5"><text:span text:style-name="T3">16</text:span><text:span text:style-name="T4">Therefore, confess your sins to one another and pray for one another, that you may be healed. The prayer of a righteous person has great power as it is working.</text:span></text:p>
          </draw:text-box>
        </draw:frame>
        <presentation:notes draw:style-name="dp2">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3" draw:text-style-name="P3" draw:layer="layout" svg:width="24.384cm" svg:height="6.263cm" svg:x="1.778cm" svg:y="1.016cm">
          <draw:text-box>
            <text:p text:style-name="P5"><text:span text:style-name="T3">17</text:span><text:span text:style-name="T4">Elijah was a man with a nature like ours, and he prayed fervently that it might not rain, and for three years and six months it did not rain on the earth.</text:span></text:p>
          </draw:text-box>
        </draw:frame>
        <presentation:notes draw:style-name="dp2">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3" draw:text-style-name="P3" draw:layer="layout" svg:width="24.384cm" svg:height="6.263cm" svg:x="1.778cm" svg:y="1.016cm">
          <draw:text-box>
            <text:p text:style-name="P9"><text:span text:style-name="T9">18</text:span><text:span text:style-name="T10">Then he prayed again, and heaven gave rain, and the earth bore its fruit. </text:span><text:span text:style-name="T9">19</text:span><text:span text:style-name="T10">My brothers, if anyone among you wanders from the truth and someone brings him back, </text:span></text:p>
          </draw:text-box>
        </draw:fram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6" draw:text-style-name="P3" draw:layer="layout" svg:width="24.384cm" svg:height="7.483cm" svg:x="1.778cm" svg:y="1.016cm">
          <draw:text-box>
            <text:p text:style-name="P9"><text:span text:style-name="T9">20</text:span><text:span text:style-name="T10">let him know that whoever brings back a sinner from his wandering will save his soul from death and will cover a multitude of sins.</text:span></text:p>
            <text:p text:style-name="P9"><text:span text:style-name="T11"/></text:p>
            <text:p text:style-name="P10"><text:span text:style-name="T12"/></text:p>
          </draw:text-box>
        </draw:frame>
        <presentation:notes draw:style-name="dp2">
          <draw:page-thumbnail draw:style-name="gr2" draw:layer="layout" svg:width="13.968cm" svg:height="10.476cm" svg:x="3.81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6T16:17:03.907000000</meta:creation-date>
    <dc:title>Blue template</dc:title>
    <meta:editing-duration>PT4M34S</meta:editing-duration>
    <meta:editing-cycles>5</meta:editing-cycles>
    <meta:generator>LibreOffice/6.0.6.2$Windows_X86_64 LibreOffice_project/0c292870b25a325b5ed35f6b45599d2ea4458e77</meta:generator>
    <dc:date>2018-09-27T15:30:24.157000000</dc:date>
    <meta:document-statistic meta:object-count="69"/>
  </office:meta>
</office:document-meta>
</file>